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monospace" svg:font-family="monospace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018cm" table:align="left" style:writing-mode="lr-tb"/>
    </style:style>
    <style:style style:name="Tabla1.A" style:family="table-column">
      <style:table-column-properties style:column-width="4.602cm"/>
    </style:style>
    <style:style style:name="Tabla1.B" style:family="table-column">
      <style:table-column-properties style:column-width="11.416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="0.097cm" fo:border="none" style:writing-mode="lr-tb"/>
    </style:style>
    <style:style style:name="Tabla1.3" style:family="table-row">
      <style:table-row-properties style:min-row-height="19.408cm" fo:keep-together="auto"/>
    </style:style>
    <style:style style:name="Tabla1.A3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2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6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7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_20__28_user_29_">
      <style:paragraph-properties style:snap-to-layout-grid="false"/>
    </style:style>
    <style:style style:name="P12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13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P14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snap-to-layout-grid="false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P15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writing-mode="lr-tb"/>
      <style:text-properties fo:font-size="6pt" fo:font-weight="bold" officeooo:paragraph-rsid="001464ba" style:font-size-asian="6pt" style:font-weight-asian="bold" style:font-size-complex="6pt" style:font-weight-complex="bold" fo:hyphenate="false" fo:hyphenation-remain-char-count="2" fo:hyphenation-push-char-count="2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11d26e"/>
    </style:style>
    <style:style style:name="T6" style:family="text">
      <style:text-properties fo:font-variant="normal" fo:text-transform="none" fo:color="#770088" style:font-name="monospace" fo:font-size="7.5pt" fo:letter-spacing="normal" fo:font-style="normal" fo:font-weight="normal"/>
    </style:style>
    <style:style style:name="T7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222222" style:font-name="monospace" fo:font-size="7.5pt" fo:letter-spacing="normal" fo:font-style="normal"/>
    </style:style>
    <style:style style:name="T10" style:family="text">
      <style:text-properties fo:font-variant="normal" fo:text-transform="none" fo:color="#222222" style:font-name="monospace" fo:font-size="7.5pt" fo:letter-spacing="normal" fo:font-style="normal" fo:font-weight="normal"/>
    </style:style>
    <style:style style:name="T11" style:family="text">
      <style:text-properties fo:font-variant="normal" fo:text-transform="none" fo:color="#0055aa" style:font-name="monospace" fo:font-size="7.5pt" fo:letter-spacing="normal" fo:font-style="normal" fo:font-weight="normal"/>
    </style:style>
    <style:style style:name="T12" style:family="text">
      <style:text-properties fo:font-variant="normal" fo:text-transform="none" fo:color="#aa1111" style:font-name="monospace" fo:font-size="7.5pt" fo:letter-spacing="normal" fo:font-style="normal" fo:font-weight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Fitxer SQL:</text:p>
          </table:table-cell>
          <table:table-cell table:style-name="Tabla1.B1" office:value-type="string">
            <text:p text:style-name="P11"/>
          </table:table-cell>
        </table:table-row>
        <table:table-row table:style-name="Tabla1.2">
          <table:table-cell table:style-name="Tabla1.A2" table:number-columns-spanned="2" office:value-type="string">
            <text:p text:style-name="P12"/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14"/>
            <text:p text:style-name="P13">INSERT into Tipo (`idTipo`,`TipoAlojamiento`) VALUES(1,"Apartamento");</text:p>
            <text:p text:style-name="P13">INSERT into Tipo (`idTipo`,`TipoAlojamiento`) VALUES(2,"Casa");</text:p>
            <text:p text:style-name="P13">INSERT into Tipo (`idTipo`,`TipoAlojamiento`) VALUES(3,"Vila");</text:p>
            <text:p text:style-name="P13">INSERT into Traduccio (`idTraduccio`,`Idioma`) VALUES(1,"ES");</text:p>
            <text:p text:style-name="P13">INSERT into Traduccio (`idTraduccio`,`Idioma`) VALUES(2,"CAT");</text:p>
            <text:p text:style-name="P13">INSERT into Traduccio (`idTraduccio`,`Idioma`) VALUES(3,"ENG");</text:p>
            <text:p text:style-name="P13">INSERT into User (`idPropietari`,`Nom`,`Llinatge`,`Temefon`,`Email`,`Contrasenya`,`DNI`) VALUES(1,"Maria","Arbona Sureda","687542163","<text:a xlink:type="simple" xlink:href="mailto:mariaarbona45@gmail.com" text:style-name="Internet_20_link" text:visited-style-name="Visited_20_Internet_20_Link">mariaarbona45@gmail.com</text:a>","12345678","182248766K");</text:p>
            <text:p text:style-name="P13">INSERT into Propietari (`idPropietari`,`Nom`,`Llinatge`,`Temefon`,`Email`,`Contrasenya`,`DNI`) VALUES(1,"Biel","Mesquida Soler","696234561","<text:a xlink:type="simple" xlink:href="mailto:bielmesquida25@gmail.com" text:style-name="Internet_20_link" text:visited-style-name="Visited_20_Internet_20_Link">bielmesquida25@gmail.com</text:a>","qwerty123","472248381H");</text:p>
            <text:p text:style-name="P13">INSERT into Serveis (`idServeis`,`Tiposervei`) VALUES(1,"piscina");</text:p>
            <text:p text:style-name="P13">INSERT into Serveis (`idServeis`,`Tiposervei`) VALUES(2,"mascotas");</text:p>
            <text:p text:style-name="P13">INSERT into Serveis (`idServeis`,`Tiposervei`) VALUES(3,"jardi");</text:p>
            <text:p text:style-name="P13"><text:span text:style-name="T9">INSERT INTO `Vacances` (`idVacances`, `VacancesType`) VALUES ('1','platja');</text:span></text:p>
            <text:p text:style-name="P13"><text:span text:style-name="T9">INSERT INTO INSERT INTO Comentarios (`idComentarios`,`Data`,`Text`,`Hora`,`User`) VALUES(1,"24/7/1018","notbad","20.56.33",1)`Municipi` (`idMunicipi`, `Municipio`) VALUES ('1', 'andrax');</text:span></text:p>
            <text:p text:style-name="P13">INSERT INTO Tarifa (`idTarifa`,`Categoria`,`TempAlt`,`TempBaj`,`Precio`) VALUES(1,"lujo","no","si","100$")</text:p>
            <text:p text:style-name="P13">INSERT INTO Reserves(`idReserves`,`Estado`,`Salida`,`Entrada`,`Data`,`Tarifa`) VALUES(1,"Reservado","24/7/2018","20/7/2018","22/7/2018",1)</text:p>
            <text:p text:style-name="P15">INSERT INTO `Allotjaments` (`idAllotjaments`, `Nom`, `Servei`, `Propietari`, `Tipo`, `Comentario`, `Reserves`, `Municipio`, `Banys`, `Llits`, `Habitacions`, `Descripcion`, `Vacaciones`) VALUES ('1', 'Vila Bugambilia', '3', '1', '2', '1', '1', '1', '4', '4', '5', 'blablabla', '1');</text:p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monospace" svg:font-family="monospace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1d26e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76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5cm" svg:height="2.374cm" draw:z-index="0"><draw:image xlink:href="Pictures/100000000000041400000201774D0BBF142F3B3B.jpg" xlink:type="simple" xlink:show="embed" xlink:actuate="onLoad" loext:mime-type="image/jpeg"/></draw:frame></text:p>
        <text:p text:style-name="MP1">D: PROGRAMACIÓ DEL SERVIDOR</text:p>
        <text:p text:style-name="MP2"/>
        <text:p text:style-name="MP3"><text:span text:style-name="MT1">Alumne</text:span>: …<text:span text:style-name="MT2">Alejando Rodiguez Bañón</text:span></text:p>
        <text:p text:style-name="MP3"><text:span text:style-name="MT1">Centre</text:span>: …<text:span text:style-name="MT2">Emili Darder</text:span></text:p>
      </style:header>
      <style:footer>
        <text:p text:style-name="MP4"><text:span text:style-name="MT3">Campionat Balearskills Disseny Web 2018/19</text:span></text:p>
        <text:p text:style-name="MP5">DOC_D01 – Fitxer SQL d'Importació de Dades.</text:p>
        <text:p text:style-name="MP6"><text:span text:style-name="Page_20_Number"><text:span text:style-name="MT4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9:31:13.597332769</dc:date>
    <meta:print-date>2011-12-12T12:04:00</meta:print-date>
    <meta:editing-cycles>18</meta:editing-cycles>
    <meta:editing-duration>PT1H54M2S</meta:editing-duration>
    <meta:document-statistic meta:table-count="1" meta:image-count="1" meta:object-count="0" meta:page-count="1" meta:paragraph-count="23" meta:word-count="141" meta:character-count="1927" meta:non-whitespace-character-count="1808"/>
    <meta:generator>LibreOffice/6.0.6.2$Linux_X86_64 LibreOffice_project/00m0$Build-2</meta:generator>
  </office:meta>
</office:document-meta>
</file>